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42.7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TTP Serv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ccumul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ctiveMQ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iravat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llur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mbari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n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ny23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pe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P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rchiv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ri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rrow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sterixDB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tla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uror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vr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Axi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ahi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eam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igtop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loodhound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ookKeep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rookly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uild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BVa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alcit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ame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arbondat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assandr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ayenn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eli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hemistr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hukw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lerezz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loudStack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ocoo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ommon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ordov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ouchDB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readu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runch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TAK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urato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CXF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DataFu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DB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DeltaSpik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Director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DRA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Dril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Eagl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Empire-db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alco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eli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inerac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le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link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lum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lu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orres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FreeMark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eod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eronim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iraph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or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roov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uacamol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Gump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adoop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am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Bas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eli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iv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HttpComponent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Isi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Ignit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Impal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ackrabbi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am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cloud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en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Met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SPWiki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ohnzo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UDDI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Juneau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Kafk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Karaf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Kibbl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Kno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Kudu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Kyli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Len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Libcloud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Logging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Lucen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Lucene.Ne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Luc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ADlib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ahou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anifoldCF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armott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ave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eso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etaMode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etro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IN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yFac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Mynew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Nutch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Nifi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D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FBiz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ling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OD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ozi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pen Climate Workbench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penJP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penMeeting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penNLP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penOffic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penWebBean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ORC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arque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DFBo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er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hoeni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ig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ivo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OI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olygen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ortal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Predictioni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Qpid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Rang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REEF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Riv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RocketMQ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Roll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Royal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amz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antuari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entr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erf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erviceMix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hir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I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ling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pamAssassi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park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qoop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tanbo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TeV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torm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tream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trut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ubversio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ynaps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yncop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SystemM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ajo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apestr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c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ez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hrif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ik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il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inkerPop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omca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omE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raffic Contro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raffic Serv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rafodio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urbine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Twil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UIMA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Usergrid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VCL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Velocit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VXQuer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Web Servic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Whimsy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Wicket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Xala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Xerce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XMLBean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XML Graphic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Yetus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Zeppelin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>
          <table:table-cell table:style-name="ce1" office:value-type="string" calcext:value-type="string">
            <text:p>Oracle</text:p>
          </table:table-cell>
          <table:table-cell office:value-type="string" calcext:value-type="string">
            <text:p>ZooKeeper</text:p>
          </table:table-cell>
          <table:table-cell table:style-name="ce1" office:value-type="string" calcext:value-type="string">
            <text:p>AD DC</text:p>
          </table:table-cell>
          <table:table-cell office:value-type="string" calcext:value-type="string">
            <text:p>Service Fablic</text:p>
          </table:table-cell>
          <table:table-cell office:value-type="string" calcext:value-type="string">
            <text:p>on Azure Computing</text:p>
          </table:table-cell>
        </table:table-row>
        <table:table-row table:style-name="ro1" table:number-rows-repeated="104838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9:12:58.670000000</meta:creation-date>
    <dc:date>2018-05-29T19:15:48.793000000</dc:date>
    <meta:editing-duration>PT2M50S</meta:editing-duration>
    <meta:editing-cycles>1</meta:editing-cycles>
    <meta:document-statistic meta:table-count="1" meta:cell-count="960" meta:object-count="0"/>
    <meta:generator>LibreOffice/6.0.4.2$Windows_X86_64 LibreOffice_project/9b0d9b32d5dcda91d2f1a96dc04c645c450872bf</meta:generator>
  </office:meta>
</office:document-meta>
</file>